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555.2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20.075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815cm" svg:x="2.77cm" svg:y="16.76cm">
          <text:p text:style-name="P1"><text:span text:style-name="T1">IMU</text:span></text:p>
          <text:p text:style-name="P1">Kalman Filtering</text:p>
          <text:p text:style-name="P1">Attitude State Estim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5.92cm" svg:x="5.946cm" svg:y="6.51cm">
          <text:p text:style-name="P1"><text:span text:style-name="T1">Central Controller</text:span></text:p>
          <text:p text:style-name="P1">PID Attitude Control</text:p>
          <text:p text:style-name="P1">Sensor Interface</text:p>
          <text:p text:style-name="P1">Master Computer Interface</text:p>
          <text:p text:style-name="P1">Battery Mon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99cm" svg:height="3.815cm" svg:x="10.946cm" svg:y="16.76cm">
          <text:p text:style-name="P1"><text:span text:style-name="T1">Motor Controller</text:span></text:p>
          <text:p text:style-name="P1">Sensorless BLDC Control</text:p>
          <text:p text:style-name="P1">(4 motors)</text:p>
          <draw:enhanced-geometry svg:viewBox="0 0 21600 21600" draw:type="rectangle" draw:enhanced-path="M 0 0 L 21600 0 21600 21600 0 21600 0 0 Z N"/>
        </draw:custom-shape>
        <draw:frame draw:style-name="gr2" draw:layer="layout" svg:width="3.495cm" svg:height="0.962cm" draw:transform="rotate (1.5707963267946) translate (6.215cm 16.365cm)">
          <draw:text-box>
            <text:p>3.3v Serial</text:p>
          </draw:text-box>
        </draw:frame>
        <draw:line draw:style-name="gr3" draw:text-style-name="P1" draw:layer="layout" svg:x1="7.12cm" svg:y1="16.765cm" svg:x2="7.12cm" svg:y2="12.525cm">
          <text:p/>
        </draw:line>
        <draw:line draw:style-name="gr3" draw:text-style-name="P1" draw:layer="layout" svg:x1="13.92cm" svg:y1="16.766cm" svg:x2="13.92cm" svg:y2="12.525cm">
          <text:p/>
        </draw:line>
        <draw:frame draw:style-name="gr4" draw:layer="layout" svg:width="3.495cm" svg:height="0.962cm" draw:transform="rotate (1.5707963267946) translate (13.015cm 16.366cm)">
          <draw:text-box>
            <text:p>3.3v Serial</text:p>
          </draw:text-box>
        </draw:frame>
        <draw:frame draw:style-name="gr2" draw:layer="layout" svg:width="4.028cm" svg:height="1.673cm" svg:x="13.365cm" svg:y="21.115cm">
          <draw:text-box>
            <text:p>3 Phase Out</text:p>
            <text:p>To Motors</text:p>
          </draw:text-box>
        </draw:frame>
        <draw:line draw:style-name="gr5" draw:text-style-name="P1" draw:layer="layout" svg:x1="13.165cm" svg:y1="20.58cm" svg:x2="13.165cm" svg:y2="23.755cm">
          <text:p/>
        </draw:line>
        <draw:line draw:style-name="gr6" draw:text-style-name="P1" draw:layer="layout" svg:x1="7.785cm" svg:y1="6.515cm" svg:x2="7.785cm" svg:y2="1.635cm">
          <text:p/>
        </draw:line>
        <draw:frame draw:style-name="gr2" draw:layer="layout" svg:width="2.437cm" svg:height="0.962cm" draw:transform="rotate (1.5707963267946) translate (7.685cm 6.077cm)">
          <draw:text-box>
            <text:p>RS422</text:p>
          </draw:text-box>
        </draw:frame>
        <draw:line draw:style-name="gr6" draw:text-style-name="P1" draw:layer="layout" svg:x1="8.785cm" svg:y1="6.515cm" svg:x2="8.785cm" svg:y2="1.635cm">
          <text:p/>
        </draw:line>
        <draw:frame draw:style-name="gr2" draw:layer="layout" svg:width="4.024cm" svg:height="0.962cm" draw:transform="rotate (1.5707963267946) translate (8.685cm 6.077cm)">
          <draw:text-box>
            <text:p>USB (Serial)</text:p>
          </draw:text-box>
        </draw:frame>
        <draw:line draw:style-name="gr6" draw:text-style-name="P1" draw:layer="layout" svg:x1="9.785cm" svg:y1="6.515cm" svg:x2="9.785cm" svg:y2="1.635cm">
          <text:p/>
        </draw:line>
        <draw:frame draw:style-name="gr2" draw:layer="layout" svg:width="3.495cm" svg:height="0.962cm" draw:transform="rotate (1.5707963267946) translate (9.685cm 6.077cm)">
          <draw:text-box>
            <text:p>3.3v Serial</text:p>
          </draw:text-box>
        </draw:frame>
        <draw:line draw:style-name="gr6" draw:text-style-name="P1" draw:layer="layout" svg:x1="10.785cm" svg:y1="6.515cm" svg:x2="10.785cm" svg:y2="1.635cm">
          <text:p/>
        </draw:line>
        <draw:frame draw:style-name="gr2" draw:layer="layout" svg:width="4.587cm" svg:height="0.962cm" draw:transform="rotate (1.5707963267946) translate (10.685cm 6.077cm)">
          <draw:text-box>
            <text:p>Xbee Wireless</text:p>
          </draw:text-box>
        </draw:frame>
        <draw:line draw:style-name="gr5" draw:text-style-name="P1" draw:layer="layout" svg:x1="2.07cm" svg:y1="7.35cm" svg:x2="5.88cm" svg:y2="7.35cm">
          <text:p/>
        </draw:line>
        <draw:frame draw:style-name="gr2" draw:layer="layout" svg:width="3cm" svg:height="1.673cm" svg:x="2.235cm" svg:y="7.345cm">
          <draw:text-box>
            <text:p>8 Ch RC</text:p>
            <text:p>Reciever</text:p>
          </draw:text-box>
        </draw:frame>
        <draw:line draw:style-name="gr5" draw:text-style-name="P1" draw:layer="layout" svg:x1="2.07cm" svg:y1="9.551cm" svg:x2="5.88cm" svg:y2="9.551cm">
          <text:p/>
        </draw:line>
        <draw:frame draw:style-name="gr2" draw:layer="layout" svg:width="3.427cm" svg:height="1.673cm" svg:x="2.235cm" svg:y="9.546cm">
          <draw:text-box>
            <text:p>MaxBotics</text:p>
            <text:p>Sonar</text:p>
          </draw:text-box>
        </draw:frame>
        <draw:line draw:style-name="gr5" draw:text-style-name="P1" draw:layer="layout" svg:x1="15.405cm" svg:y1="7.35cm" svg:x2="19.85cm" svg:y2="7.35cm">
          <text:p/>
        </draw:line>
        <draw:line draw:style-name="gr5" draw:text-style-name="P1" draw:layer="layout" svg:x1="2.07cm" svg:y1="7.351cm" svg:x2="5.88cm" svg:y2="7.351cm">
          <text:p/>
        </draw:line>
        <draw:line draw:style-name="gr5" draw:text-style-name="P1" draw:layer="layout" svg:x1="16.07cm" svg:y1="7.351cm" svg:x2="19.88cm" svg:y2="7.351cm">
          <text:p/>
        </draw:line>
        <draw:frame draw:style-name="gr2" draw:layer="layout" svg:width="2.966cm" svg:height="1.673cm" svg:x="15.835cm" svg:y="7.346cm">
          <draw:text-box>
            <text:p>8 Bicolor</text:p>
            <text:p>LEDs</text:p>
          </draw:text-box>
        </draw:frame>
        <draw:line draw:style-name="gr5" draw:text-style-name="P1" draw:layer="layout" svg:x1="19.85cm" svg:y1="11.255cm" svg:x2="15.405cm" svg:y2="11.255cm">
          <text:p/>
        </draw:line>
        <draw:frame draw:style-name="gr2" draw:layer="layout" svg:width="4.27cm" svg:height="1.673cm" svg:x="15.835cm" svg:y="11.247cm">
          <draw:text-box>
            <text:p>Motor Enable</text:p>
            <text:p>Switch</text:p>
          </draw:text-box>
        </draw:frame>
        <draw:line draw:style-name="gr5" draw:text-style-name="P1" draw:layer="layout" svg:x1="13.5cm" svg:y1="2.07cm" svg:x2="13.5cm" svg:y2="6.515cm">
          <text:p/>
        </draw:line>
        <draw:frame draw:style-name="gr2" draw:layer="layout" svg:width="4.193cm" svg:height="0.962cm" draw:transform="rotate (1.5707963267946) translate (13.5cm 6.08cm)">
          <draw:text-box>
            <text:p>11.1v Battery</text:p>
          </draw:text-box>
        </draw:frame>
        <draw:line draw:style-name="gr5" draw:text-style-name="P1" draw:layer="layout" svg:x1="8.42cm" svg:y1="12.525cm" svg:x2="8.42cm" svg:y2="16.76cm">
          <text:p/>
        </draw:line>
        <draw:frame draw:style-name="gr2" draw:layer="layout" svg:width="3.779cm" svg:height="0.962cm" draw:transform="rotate (1.5707963267946) translate (8.42cm 16.304cm)">
          <draw:text-box>
            <text:p>3.3v and 5v</text:p>
          </draw:text-box>
        </draw:frame>
        <draw:line draw:style-name="gr5" draw:text-style-name="P1" draw:layer="layout" svg:x1="14.42cm" svg:y1="12.526cm" svg:x2="14.42cm" svg:y2="16.761cm">
          <text:p/>
        </draw:line>
        <draw:frame draw:style-name="gr7" draw:layer="layout" svg:width="4.371cm" svg:height="2.384cm" draw:transform="rotate (1.5707963267946) translate (14.42cm 16.305cm)">
          <draw:text-box>
            <text:p>3.3v, 5v </text:p>
            <text:p>And 11.1v <text:s/>Battery</text:p>
          </draw:text-box>
        </draw:frame>
        <draw:line draw:style-name="gr5" draw:text-style-name="P1" draw:layer="layout" svg:x1="19.85cm" svg:y1="9.256cm" svg:x2="15.405cm" svg:y2="9.256cm">
          <text:p/>
        </draw:line>
        <draw:frame draw:style-name="gr2" draw:layer="layout" svg:width="2.369cm" svg:height="1.673cm" svg:x="15.835cm" svg:y="9.248cm">
          <draw:text-box>
            <text:p>Power</text:p>
            <text:p>Switch</text:p>
          </draw:text-box>
        </draw:frame>
        <draw:line draw:style-name="gr3" draw:text-style-name="P1" draw:layer="layout" svg:x1="12.92cm" svg:y1="16.767cm" svg:x2="12.92cm" svg:y2="12.526cm">
          <text:p/>
        </draw:line>
        <draw:frame draw:style-name="gr2" draw:layer="layout" svg:width="3.707cm" svg:height="0.962cm" draw:transform="rotate (1.5707963267946) translate (11.995cm 16.332cm)">
          <draw:text-box>
            <text:p>Mot Enable</text:p>
          </draw:text-box>
        </draw:frame>
        <draw:frame draw:style-name="gr2" draw:layer="layout" svg:width="0.502cm" svg:height="0.962cm" svg:x="16.875cm" svg:y="5.44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ey </meta:initial-creator>
    <meta:creation-date>2010-09-30T19:02:42</meta:creation-date>
    <dc:date>2010-10-03T22:52:23</dc:date>
    <dc:creator>Joey </dc:creator>
    <meta:editing-duration>PT75H49M42S</meta:editing-duration>
    <meta:editing-cycles>4</meta:editing-cycles>
    <meta:generator>OpenOffice.org/3.1$Linux OpenOffice.org_project/310m19$Build-9420</meta:generator>
    <meta:document-statistic meta:object-count="38"/>
  </office:meta>
</office:document-meta>
</file>